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size="11pt" style:font-size-asian="11pt" style:font-size-complex="11pt"/>
    </style:style>
    <style:style style:name="P2" style:family="paragraph" style:parent-style-name="Text_20_body" style:list-style-name="L2">
      <style:text-properties fo:font-size="11pt" style:font-size-asian="11pt" style:font-size-complex="11pt"/>
    </style:style>
    <style:style style:name="P3" style:family="paragraph" style:parent-style-name="Text_20_body" style:list-style-name="L3">
      <style:text-properties fo:font-size="11pt" style:font-size-asian="11pt" style:font-size-complex="11pt"/>
    </style:style>
    <style:style style:name="P4" style:family="paragraph" style:parent-style-name="Text_20_body" style:list-style-name="L4">
      <style:text-properties fo:font-size="11pt" style:font-size-asian="11pt" style:font-size-complex="11pt"/>
    </style:style>
    <style:style style:name="P5" style:family="paragraph" style:parent-style-name="Text_20_body" style:list-style-name="L5">
      <style:text-properties fo:font-size="11pt" style:font-size-asian="11pt" style:font-size-complex="11pt"/>
    </style:style>
    <style:style style:name="P6" style:family="paragraph" style:parent-style-name="Text_20_body" style:list-style-name="L6">
      <style:text-properties fo:font-size="11pt" style:font-size-asian="11pt" style:font-size-complex="11pt"/>
    </style:style>
    <style:style style:name="P7" style:family="paragraph" style:parent-style-name="Text_20_body" style:list-style-name="L7">
      <style:text-properties fo:font-size="11pt" style:font-size-asian="11pt" style:font-size-complex="11pt"/>
    </style:style>
    <style:style style:name="P8" style:family="paragraph" style:parent-style-name="Text_20_body">
      <style:text-properties fo:font-size="11pt" style:text-underline-style="none" fo:font-weight="bold" officeooo:rsid="00263467" officeooo:paragraph-rsid="00263467" style:font-size-asian="11pt" style:font-weight-asian="bold" style:font-size-complex="11pt" style:font-weight-complex="bold"/>
    </style:style>
    <style:style style:name="P9" style:family="paragraph" style:parent-style-name="Text_20_body">
      <style:text-properties fo:font-size="11pt" fo:font-weight="normal" style:font-size-asian="11pt" style:font-size-complex="11pt"/>
    </style:style>
    <style:style style:name="P10" style:family="paragraph" style:parent-style-name="Text_20_body">
      <style:text-properties style:text-underline-style="none" fo:font-weight="bold" officeooo:rsid="00263467" officeooo:paragraph-rsid="00263467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fo:font-size="11pt" style:font-size-asian="11pt" style:font-size-complex="11pt"/>
    </style:style>
    <style:style style:name="P12" style:family="paragraph" style:parent-style-name="Text_20_body" style:list-style-name="L2">
      <style:paragraph-properties fo:margin-top="0cm" fo:margin-bottom="0cm" loext:contextual-spacing="false"/>
      <style:text-properties fo:font-size="11pt" style:font-size-asian="11pt" style:font-size-complex="11pt"/>
    </style:style>
    <style:style style:name="P13" style:family="paragraph" style:parent-style-name="Text_20_body" style:list-style-name="L3">
      <style:paragraph-properties fo:margin-top="0cm" fo:margin-bottom="0cm" loext:contextual-spacing="false"/>
      <style:text-properties fo:font-size="11pt" style:font-size-asian="11pt" style:font-size-complex="11pt"/>
    </style:style>
    <style:style style:name="P14" style:family="paragraph" style:parent-style-name="Text_20_body" style:list-style-name="L4">
      <style:paragraph-properties fo:margin-top="0cm" fo:margin-bottom="0cm" loext:contextual-spacing="false"/>
      <style:text-properties fo:font-size="11pt" style:font-size-asian="11pt" style:font-size-complex="11pt"/>
    </style:style>
    <style:style style:name="P15" style:family="paragraph" style:parent-style-name="Text_20_body" style:list-style-name="L5">
      <style:paragraph-properties fo:margin-top="0cm" fo:margin-bottom="0cm" loext:contextual-spacing="false"/>
      <style:text-properties fo:font-size="11pt" style:font-size-asian="11pt" style:font-size-complex="11pt"/>
    </style:style>
    <style:style style:name="P16" style:family="paragraph" style:parent-style-name="Text_20_body" style:list-style-name="L6">
      <style:paragraph-properties fo:margin-top="0cm" fo:margin-bottom="0cm" loext:contextual-spacing="false"/>
      <style:text-properties fo:font-size="11pt" style:font-size-asian="11pt" style:font-size-complex="11pt"/>
    </style:style>
    <style:style style:name="P17" style:family="paragraph" style:parent-style-name="Text_20_body" style:list-style-name="L7">
      <style:paragraph-properties fo:margin-top="0cm" fo:margin-bottom="0cm" loext:contextual-spacing="false"/>
      <style:text-properties fo:font-size="11pt" style:font-size-asian="11pt" style:font-size-complex="11pt"/>
    </style:style>
    <style:style style:name="P18" style:family="paragraph" style:parent-style-name="Standard">
      <style:text-properties fo:font-weight="bold" officeooo:paragraph-rsid="00263467"/>
    </style:style>
    <style:style style:name="P19" style:family="paragraph" style:parent-style-name="Standard">
      <style:text-properties fo:font-size="11pt" fo:font-weight="bold" officeooo:rsid="00204c4f" officeooo:paragraph-rsid="00204c4f" style:font-size-asian="11pt" style:font-weight-asian="bold" style:font-size-complex="11pt" style:font-weight-complex="bold"/>
    </style:style>
    <style:style style:name="P20" style:family="paragraph" style:parent-style-name="Standard">
      <style:text-properties officeooo:paragraph-rsid="0023ed43"/>
    </style:style>
    <style:style style:name="P21" style:family="paragraph" style:parent-style-name="Standard">
      <style:text-properties fo:font-size="12pt" style:text-underline-style="none" fo:font-weight="bold" officeooo:rsid="00204c4f" officeooo:paragraph-rsid="00204c4f" style:font-size-asian="12pt" style:font-weight-asian="bold" style:font-size-complex="12pt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263467" officeooo:paragraph-rsid="00263467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96c59" officeooo:paragraph-rsid="00296c59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263467" officeooo:paragraph-rsid="00263467" style:font-weight-asian="bold" style:font-weight-complex="bold"/>
    </style:style>
    <style:style style:name="P25" style:family="paragraph" style:parent-style-name="Heading_20_3">
      <style:text-properties fo:font-size="11pt" fo:font-weight="normal" style:font-size-asian="11pt" style:font-size-complex="11pt"/>
    </style:style>
    <style:style style:name="P26" style:family="paragraph" style:parent-style-name="Heading_20_3">
      <style:text-properties fo:font-size="11pt" style:text-underline-style="none" fo:font-weight="normal" officeooo:rsid="00263467" officeooo:paragraph-rsid="00263467" style:font-size-asian="11pt" style:font-weight-asian="bold" style:font-size-complex="11pt" style:font-weight-complex="bold"/>
    </style:style>
    <style:style style:name="T1" style:family="text">
      <style:text-properties fo:font-size="11pt" fo:language="es" fo:country="ES" fo:font-weight="normal" officeooo:rsid="00204c4f" style:font-size-asian="11pt" style:font-weight-asian="normal" style:font-size-complex="11pt" style:font-weight-complex="normal"/>
    </style:style>
    <style:style style:name="T2" style:family="text">
      <style:text-properties fo:font-size="11pt" fo:language="es" fo:country="ES" fo:font-weight="normal" officeooo:rsid="0021f29e" style:font-size-asian="11pt" style:font-weight-asian="normal" style:font-size-complex="11pt" style:font-weight-complex="normal"/>
    </style:style>
    <style:style style:name="T3" style:family="text">
      <style:text-properties fo:font-size="11pt" fo:language="es" fo:country="ES" fo:font-weight="normal" officeooo:rsid="0024c08a" style:font-size-asian="11pt" style:font-weight-asian="normal" style:font-size-complex="11pt" style:font-weight-complex="normal"/>
    </style:style>
    <style:style style:name="T4" style:family="text">
      <style:text-properties fo:font-size="11pt" fo:language="es" fo:country="ES" fo:font-style="italic" fo:font-weight="bold" officeooo:rsid="00204c4f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fo:font-size="11pt" fo:language="es" fo:country="ES" fo:font-style="italic" fo:font-weight="bold" officeooo:rsid="0021f29e" style:font-size-asian="11pt" style:font-style-asian="italic" style:font-weight-asian="bold" style:font-size-complex="11pt" style:font-style-complex="italic" style:font-weight-complex="bold"/>
    </style:style>
    <style:style style:name="T6" style:family="text">
      <style:text-properties fo:font-size="11pt" fo:language="es" fo:country="ES" fo:font-style="italic" fo:font-weight="bold" officeooo:rsid="0023ed43" style:font-size-asian="11pt" style:font-style-asian="italic" style:font-weight-asian="bold" style:font-size-complex="11pt" style:font-style-complex="italic" style:font-weight-complex="bold"/>
    </style:style>
    <style:style style:name="T7" style:family="text">
      <style:text-properties fo:font-size="11pt" fo:language="es" fo:country="ES" fo:font-style="italic" fo:font-weight="normal" officeooo:rsid="0021f29e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font-size="11pt" fo:language="es" fo:country="E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size="11pt" fo:language="es" fo:country="ES" fo:font-style="normal" fo:font-weight="normal" officeooo:rsid="0023ed43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11pt" fo:language="es" fo:country="ES" fo:font-style="normal" fo:font-weight="normal" officeooo:rsid="0021f29e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1pt" fo:language="es" fo:country="ES" fo:font-style="normal" fo:font-weight="normal" officeooo:rsid="002491ef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size="11pt" fo:language="es" fo:country="ES" fo:font-style="normal" fo:font-weight="normal" style:font-size-asian="11pt" style:font-style-asian="normal" style:font-size-complex="11pt" style:font-style-complex="normal"/>
    </style:style>
    <style:style style:name="T13" style:family="text">
      <style:text-properties fo:font-size="11pt" fo:language="es" fo:country="ES" fo:font-style="normal" fo:font-weight="normal" officeooo:rsid="002805d6" style:font-size-asian="11pt" style:font-style-asian="normal" style:font-size-complex="11pt" style:font-style-complex="normal"/>
    </style:style>
    <style:style style:name="T14" style:family="text">
      <style:text-properties fo:font-size="11pt" fo:language="es" fo:country="ES" fo:font-style="normal" fo:font-weight="bold" officeooo:rsid="0023ed43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size="11pt" fo:language="es" fo:country="ES" fo:font-style="normal" style:font-size-asian="11pt" style:font-style-asian="normal" style:font-size-complex="11pt" style:font-style-complex="normal"/>
    </style:style>
    <style:style style:name="T16" style:family="text">
      <style:text-properties fo:font-size="11pt" fo:language="es" fo:country="ES" fo:font-style="normal" officeooo:rsid="0023ed43" style:font-size-asian="11pt" style:font-style-asian="normal" style:font-size-complex="11pt" style:font-style-complex="normal"/>
    </style:style>
    <style:style style:name="T17" style:family="text">
      <style:text-properties fo:font-size="11pt" fo:language="es" fo:country="ES" fo:font-style="normal" officeooo:rsid="00263e26" style:font-size-asian="11pt" style:font-style-asian="normal" style:font-size-complex="11pt" style:font-style-complex="normal"/>
    </style:style>
    <style:style style:name="T18" style:family="text">
      <style:text-properties fo:font-size="11pt" fo:language="es" fo:country="ES" fo:font-style="normal" style:text-underline-style="none" officeooo:rsid="00263467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size="11pt" fo:font-style="italic" officeooo:rsid="0021f29e" style:font-size-asian="11pt" style:font-style-asian="italic" style:font-size-complex="11pt" style:font-style-complex="italic"/>
    </style:style>
    <style:style style:name="T20" style:family="text">
      <style:text-properties fo:font-size="11pt" fo:font-style="normal" officeooo:rsid="0021f29e" style:font-size-asian="11pt" style:font-style-asian="normal" style:font-size-complex="11pt" style:font-style-complex="normal"/>
    </style:style>
    <style:style style:name="T21" style:family="text">
      <style:text-properties fo:font-weight="bold"/>
    </style:style>
    <style:style style:name="T22" style:family="text">
      <style:text-properties fo:font-weight="normal"/>
    </style:style>
    <style:style style:name="T23" style:family="text">
      <style:text-properties officeooo:rsid="0021f29e"/>
    </style:style>
    <style:style style:name="T24" style:family="text">
      <style:text-properties fo:language="es" fo:country="ES" fo:font-style="normal" style:font-style-asian="normal" style:font-style-complex="normal"/>
    </style:style>
    <style:style style:name="T25" style:family="text">
      <style:text-properties fo:language="es" fo:country="ES" fo:font-style="normal" fo:font-weight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obre la <text:span text:style-name="T23">meditación</text:span></text:p>
      <text:p text:style-name="P19"/>
      <text:p text:style-name="P20"><text:span text:style-name="T1"><text:tab/>En los idiomas clásicos del budismo, hay dos palabras que corresponden a "meditación": la palabra sánscrita </text:span><text:span text:style-name="T4">bhāvanā</text:span><text:span text:style-name="T1">, que significa </text:span><text:span text:style-name="T4">"cultivar, desarrollar"</text:span><text:span text:style-name="T1"> y la palabra tibetana </text:span><text:span text:style-name="T4">gom</text:span><text:span text:style-name="T1">, </text:span><text:span text:style-name="T4">"familiarizarse con, acostumbrarse a"</text:span><text:span text:style-name="T1">. </text:span><text:span text:style-name="T2">Su propósito es el </text:span><text:span text:style-name="T5">nirvana</text:span><text:span text:style-name="T2">, que significa </text:span><text:span text:style-name="T4">"</text:span><text:span text:style-name="T5">apagado</text:span><text:span text:style-name="T4">"</text:span><text:span text:style-name="T2"> del fuego de las emociones negativas y la ignorancia, </text:span><text:span text:style-name="T3">también </text:span><text:span text:style-name="T4">"</text:span><text:span text:style-name="T5">liberación</text:span><text:span text:style-name="T4">"</text:span><text:span text:style-name="T7"> </text:span><text:span text:style-name="T20">tanto del sufrimiento como del ciclo de renacimientos</text:span><text:span text:style-name="T10">.</text:span><text:span text:style-name="T7"> </text:span><text:span text:style-name="T9">El Buda <text:s/>histórico ("El Despierto") se liberó, </text:span><text:span text:style-name="T11">alcanzó la iluminación</text:span><text:span text:style-name="T9"> meditando debajo el árbol de la bodhi.</text:span></text:p>
      <text:p text:style-name="P20"><text:span text:style-name="T9"/></text:p>
      <text:p text:style-name="P22"><text:span text:style-name="T16">L</text:span><text:span text:style-name="T15">a postura </text:span><text:span text:style-name="T17">en 7 puntos</text:span><text:span text:style-name="T15">:</text:span></text:p>
      <text:p text:style-name="P22"><text:span text:style-name="T15"/></text:p>
      <text:p text:style-name="P10"><text:span text:style-name="T12">La </text:span><text:span text:style-name="T15">postura de meditación sentada sobre un cojín </text:span><text:span text:style-name="T12">es la más recomendada. Si no, es válida cualquier otra (en silla, de rodillas, </text:span><text:span text:style-name="T13">en banquito,</text:span><text:span text:style-name="T12"> tumbado). Lo importante es que favorezca la relajación, la interiorización y la quietud.</text:span></text:p>
      <text:p text:style-name="P22"><text:span text:style-name="T15"/></text:p>
      <text:p text:style-name="P22"><text:span text:style-name="T15"/></text:p>
      <text:p text:style-name="P18"><text:span text:style-name="T18"><text:tab/></text:span><text:span text:style-name="T12">1. Columna</text:span><text:bookmark text:name="1_Columna"/></text:p>
      <text:list xml:id="list1472374091" text:style-name="L1">
        <text:list-item>
          <text:p text:style-name="P11"><text:span text:style-name="T21">CÓMO.</text:span> <text:span text:style-name="T22">Erguida, siguiendo la curvatura natural. Siente que creces, que las vértebras se separan entre sí. </text:span></text:p>
        </text:list-item>
        <text:list-item>
          <text:p text:style-name="P11"><text:span text:style-name="T21">POR QUÉ.</text:span> <text:span text:style-name="T22">Favorece una mente despierta y receptiva.</text:span></text:p>
        </text:list-item>
        <text:list-item>
          <text:p text:style-name="P1"><text:span text:style-name="T21">UN CONSEJO.</text:span> <text:span text:style-name="T22">Empieza ya. La mayoría de asientos son cómodos, no ergonómicos. Por eso, es normal tener molestias cuando le pedimos a la espalda que se sujete a sí misma (aunque sea su estado natural). El remedio es darnos tiempo, cariño y cuidar de la postura a lo largo del día.</text:span></text:p>
        </text:list-item>
      </text:list>
      <text:h text:style-name="P25" text:outline-level="3">2. Nuca y barbilla<text:bookmark text:name="2_Nuca_y_barbilla"/></text:h>
      <text:list xml:id="list1604418391" text:style-name="L2">
        <text:list-item>
          <text:p text:style-name="P12"><text:span text:style-name="T21">CÓMO.</text:span> <text:span text:style-name="T22">Estira la nuca y hunde la barbilla como si un hilo tirara de tu coronilla. Siente cómo estira la columna vertebral y abre el pecho. Tu mirada solo debería inclinarse unos pocos milímetros tras este ajuste. </text:span></text:p>
        </text:list-item>
        <text:list-item>
          <text:p text:style-name="P2"><text:span text:style-name="T21">POR QUÉ.</text:span> <text:span text:style-name="T22">Favorece la interiorización, endereza la espalda y abre el pecho.</text:span></text:p>
        </text:list-item>
      </text:list>
      <text:h text:style-name="P25" text:outline-level="3">3. Piernas<text:bookmark text:name="3_Piernas"/></text:h>
      <text:list xml:id="list4129835265" text:style-name="L3">
        <text:list-item>
          <text:p text:style-name="P13"><text:span text:style-name="T21">CÓMO. </text:span><text:span text:style-name="T22">Idealmente, completamente cruzadas (“postura vajra” o “loto completo”)</text:span><text:span text:style-name="T21">.</text:span> <text:span text:style-name="T22">Pero como no todos tenemos ADN de chicle o llevamos años meditando, podemos hacer medio loto, el cruce birmano, de rodillas sobre un banquito o sentarnos en una silla.</text:span></text:p>
        </text:list-item>
        <text:list-item>
          <text:p text:style-name="P3"><text:span text:style-name="T21">POR QUÉ.</text:span> <text:span text:style-name="T22">Favorece la interiorización y ancla el cuerpo. </text:span></text:p>
        </text:list-item>
      </text:list>
      <text:h text:style-name="P26" text:outline-level="3"><text:span text:style-name="T24">4. Manos</text:span><text:bookmark text:name="4_Manos"/></text:h>
      <text:list xml:id="list1941541655" text:style-name="L4">
        <text:list-item>
          <text:p text:style-name="P14"><text:span text:style-name="T21">CÓMO.</text:span> <text:span text:style-name="T22">En el gesto de ecuanimidad. Orienta las palmas hacia arriba, coloca los dedos de la derecha sobre los de la izquierda y une los pulgares levemente. Apoya este gesto en el regazo, a cuatro dedos debajo del abdomen. </text:span></text:p>
        </text:list-item>
        <text:list-item>
          <text:p text:style-name="P14"><text:span text:style-name="T21">POR QUÉ.</text:span> <text:span text:style-name="T22">Informa del estado mental. Si hay demasiadas distracciones, los dedos se separan, y si hay demasiado esfuerzo, se acoplan. Buscamos el punto medio. </text:span></text:p>
        </text:list-item>
        <text:list-item>
          <text:p text:style-name="P14"><text:span text:style-name="T21">UN CONSEJO.</text:span> <text:span text:style-name="T22">Ayuda tener un mantón sobre las piernas para apoyar las manos. Si no, la antiestética arruga que forma la bragueta del pantalón también hace el apaño.</text:span></text:p>
        </text:list-item>
        <text:list-item>
          <text:p text:style-name="P4"><text:span text:style-name="T21">UNA CURIOSIDAD.</text:span> <text:span text:style-name="T22">La mano izquierda representa la sabiduría y la derecha el método. En otras palabras, la sabiduría innata que reside en nosotros nos impulsa a meditar.</text:span></text:p>
        </text:list-item>
      </text:list>
      <text:h text:style-name="P26" text:outline-level="3"><text:span text:style-name="T24">5. Torso y hombros</text:span><text:bookmark text:name="5_Torso_y_hombros"/></text:h>
      <text:list xml:id="list3636452913" text:style-name="L5">
        <text:list-item>
          <text:p text:style-name="P15"><text:span text:style-name="T21">CÓMO.</text:span> <text:span text:style-name="T22">Rota ligeramente los hombros hacia atrás y abre el pecho.</text:span></text:p>
        </text:list-item>
        <text:list-item>
          <text:p text:style-name="P15"><text:span text:style-name="T21">POR QUÉ. </text:span> <text:span text:style-name="T22">Cultivamos una dignidad sana, evitando los extremos del autodesprecio (encorvados) y el orgullo (sacando pecho).</text:span></text:p>
        </text:list-item>
        <text:list-item>
          <text:p text:style-name="P5"><text:span text:style-name="T21">UNA CURIOSIDAD.</text:span> <text:span text:style-name="T22">A largo plazo, se vuelve la postura natural durante el día.</text:span></text:p>
        </text:list-item>
      </text:list>
      <text:h text:style-name="P25" text:outline-level="3">6. Boca<text:bookmark text:name="6_Boca"/></text:h>
      <text:list xml:id="list3696793116" text:style-name="L6">
        <text:list-item>
          <text:p text:style-name="P16"><text:span text:style-name="T21">CÓMO. </text:span><text:span text:style-name="T22">Apoya la lengua sobre el paladar, con la punta detrás de los dientes.</text:span></text:p>
        </text:list-item>
        <text:list-item>
          <text:p text:style-name="P6"><text:span text:style-name="T21">POR QUÉ.</text:span> <text:span text:style-name="T22">Reduce la salivación.</text:span></text:p>
        </text:list-item>
      </text:list>
      <text:h text:style-name="P25" text:outline-level="3"><text:soft-page-break/>7. Ojos</text:h>
      <text:p text:style-name="P8"><text:span text:style-name="T24">CÓMO. </text:span><text:span text:style-name="T25">Entreabiertos. Los párpados quedan completamente relajados, pero sin cubrir del todo los ojos. Dejan entrar un haz de luz, y no distinguimos colores, solo formas. La mirada, desenfocada y hacia el frente, sigue el ángulo de la nariz (¡pero no mira su punta!)</text:span></text:p>
      <text:list xml:id="list2895590651" text:style-name="L7">
        <text:list-item>
          <text:p text:style-name="P17"><text:span text:style-name="T21">POR QUÉ.</text:span> <text:span text:style-name="T22">Facilita integrar el estado meditativo con la vida diaria, previene el sopor, y facilita las visualizaciones.</text:span></text:p>
        </text:list-item>
        <text:list-item>
          <text:p text:style-name="P7"><text:span text:style-name="T21">UN CONSEJO.</text:span> <text:span text:style-name="T22">Lo mejor es entrenarlo a lo largo del día, alternar sesiones de meditación con los ojos cerrados y abiertos y, sobre todo, perseverar. Miles de yoguis no pueden estar equivocados.</text:span></text:p>
        </text:list-item>
      </text:list>
      <text:p text:style-name="P9">***</text:p>
      <text:p text:style-name="P9">La postura de meditación es nuestra peana: sentarse como un Buda ayuda, pero no basta. El verdadero trabajo, el que nos lleva a su estado, lo hacemos en nuestra mente. </text:p>
      <text:p text:style-name="P24"><text:span text:style-name="T15"/></text:p>
      <text:p text:style-name="P22"><text:span text:style-name="T15"/></text:p>
      <text:p text:style-name="P22"><text:span text:style-name="T15"/></text:p>
      <text:p text:style-name="P22"><text:span text:style-name="T15">Técnicas:</text:span></text:p>
      <text:p text:style-name="P22"><text:span text:style-name="T15"/></text:p>
      <text:p text:style-name="P23"><text:span text:style-name="T15">La respirac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23:15:45.075462146</meta:creation-date>
    <dc:date>2020-03-23T00:03:54.568301342</dc:date>
    <meta:editing-duration>PT17M22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633" meta:character-count="3735" meta:non-whitespace-character-count="3144"/>
  </office:meta>
</office:document-meta>
</file>